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8431in" style:rel-column-width="17441*"/>
    </style:style>
    <style:style style:name="Table1.B" style:family="table-column">
      <style:table-column-properties style:column-width="1.5063in" style:rel-column-width="14254*"/>
    </style:style>
    <style:style style:name="Table1.C" style:family="table-column">
      <style:table-column-properties style:column-width="1.25in" style:rel-column-width="11829*"/>
    </style:style>
    <style:style style:name="Table1.D" style:family="table-column">
      <style:table-column-properties style:column-width="0.9299in" style:rel-column-width="8799*"/>
    </style:style>
    <style:style style:name="Table1.E" style:family="table-column">
      <style:table-column-properties style:column-width="1.3958in" style:rel-column-width="13212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E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E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Table_20_Contents">
      <style:text-properties officeooo:rsid="00006e72" officeooo:paragraph-rsid="00006e72"/>
    </style:style>
    <style:style style:name="P2" style:family="paragraph" style:parent-style-name="Table_20_Contents">
      <style:text-properties officeooo:rsid="00006e72" officeooo:paragraph-rsid="00029557"/>
    </style:style>
    <style:style style:name="P3" style:family="paragraph" style:parent-style-name="Table_20_Contents">
      <style:text-properties fo:font-weight="bold" officeooo:rsid="00006e72" officeooo:paragraph-rsid="00006e72" style:font-weight-asian="bold" style:font-weight-complex="bold"/>
    </style:style>
    <style:style style:name="P4" style:family="paragraph" style:parent-style-name="Table_20_Contents">
      <style:text-properties officeooo:paragraph-rsid="00029557"/>
    </style:style>
    <style:style style:name="P5" style:family="paragraph" style:parent-style-name="Table_20_Contents">
      <style:text-properties officeooo:rsid="00029557" officeooo:paragraph-rsid="00029557"/>
    </style:style>
    <style:style style:name="P6" style:family="paragraph" style:parent-style-name="Table_20_Contents">
      <style:text-properties officeooo:rsid="0005031b" officeooo:paragraph-rsid="0005031b"/>
    </style:style>
    <style:style style:name="P7" style:family="paragraph" style:parent-style-name="Table_20_Contents">
      <style:text-properties officeooo:rsid="00066543" officeooo:paragraph-rsid="00066543"/>
    </style:style>
    <style:style style:name="T1" style:family="text">
      <style:text-properties officeooo:rsid="00006e72"/>
    </style:style>
    <style:style style:name="T2" style:family="text">
      <style:text-properties officeooo:rsid="00023953"/>
    </style:style>
    <style:style style:name="T3" style:family="text">
      <style:text-properties officeooo:rsid="00029557"/>
    </style:style>
    <style:style style:name="T4" style:family="text">
      <style:text-properties officeooo:rsid="0005031b"/>
    </style:style>
    <style:style style:name="T5" style:family="text">
      <style:text-properties officeooo:rsid="0006654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3">Тип программы</text:p>
          </table:table-cell>
          <table:table-cell table:style-name="Table1.A1" office:value-type="string">
            <text:p text:style-name="P3">Флаги оптимизации</text:p>
          </table:table-cell>
          <table:table-cell table:style-name="Table1.A1" office:value-type="string">
            <text:p text:style-name="P3">Время работы, сек</text:p>
          </table:table-cell>
          <table:table-cell table:style-name="Table1.A1" office:value-type="string">
            <text:p text:style-name="P3">Кол-во строк кода</text:p>
          </table:table-cell>
          <table:table-cell table:style-name="Table1.E1" office:value-type="string">
            <text:p text:style-name="P3">Эффективность кода</text:p>
          </table:table-cell>
        </table:table-row>
        <table:table-row>
          <table:table-cell table:style-name="Table1.A2" office:value-type="string">
            <text:p text:style-name="P1">Однопоточная, невекторизованная, без стандартных методов оптимизации</text:p>
          </table:table-cell>
          <table:table-cell table:style-name="Table1.A2" office:value-type="string">
            <text:p text:style-name="Table_20_Contents">-g0 -O0</text:p>
          </table:table-cell>
          <table:table-cell table:style-name="Table1.A2" office:value-type="string">
            <text:p text:style-name="P5">77.<text:span text:style-name="T4">471</text:span></text:p>
          </table:table-cell>
          <table:table-cell table:style-name="Table1.A2" office:value-type="string">
            <text:p text:style-name="P1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Однопоточная, невекторизованная, без стандартных методов оптимизации</text:p>
          </table:table-cell>
          <table:table-cell table:style-name="Table1.A2" office:value-type="string">
            <text:p text:style-name="Table_20_Contents">-<text:span text:style-name="T1">g0 -O3</text:span></text:p>
          </table:table-cell>
          <table:table-cell table:style-name="Table1.A2" office:value-type="string">
            <text:p text:style-name="P5">10.5<text:span text:style-name="T4">25</text:span></text:p>
          </table:table-cell>
          <table:table-cell table:style-name="Table1.A2" office:value-type="string">
            <text:p text:style-name="P1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Однопоточная, невекторизованная, <text:span text:style-name="T2">с</text:span> стандартны<text:span text:style-name="T2">ми</text:span> метод<text:span text:style-name="T2">ами</text:span> оптимизации</text:p>
          </table:table-cell>
          <table:table-cell table:style-name="Table1.A2" office:value-type="string">
            <text:p text:style-name="Table_20_Contents">-<text:span text:style-name="T3">g0 -O0</text:span></text:p>
          </table:table-cell>
          <table:table-cell table:style-name="Table1.A2" office:value-type="string">
            <text:p text:style-name="P5">68.<text:span text:style-name="T4">233</text:span>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>Однопоточная, невекторизованная, <text:span text:style-name="T2">с</text:span> стандартны<text:span text:style-name="T2">ми</text:span> метод<text:span text:style-name="T2">ами</text:span> оптимизации</text:p>
          </table:table-cell>
          <table:table-cell table:style-name="Table1.A2" office:value-type="string">
            <text:p text:style-name="P4">-<text:span text:style-name="T1">g0 -O3</text:span></text:p>
          </table:table-cell>
          <table:table-cell table:style-name="Table1.A2" office:value-type="string">
            <text:p text:style-name="P6">9.803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7">Однопоточный векторизованный код с стандартными методами оптимизации</text:p>
          </table:table-cell>
          <table:table-cell table:style-name="Table1.A2" office:value-type="string">
            <text:p text:style-name="Table_20_Contents">-<text:span text:style-name="T5">g0 -O0</text:span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7">Однопоточный векторизованный код с стандартными методами оптимизации</text:p>
          </table:table-cell>
          <table:table-cell table:style-name="Table1.A2" office:value-type="string">
            <text:p text:style-name="Table_20_Contents">-<text:span text:style-name="T5">g0 -O3</text:span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>[ RUN <text:s text:c="5"/>] FFT_OF_SINEWAVE_SINGLETHREADED_NON_VECTORIZED.FFT</text:p>
      <text:p text:style-name="Standard">[ <text:s text:c="6"/>OK ] FFT_OF_SINEWAVE_SINGLETHREADED_NON_VECTORIZED.FFT (10510 ms)</text:p>
      <text:p text:style-name="Standard">[----------] 1 test from FFT_OF_SINEWAVE_SINGLETHREADED_NON_VECTORIZED (10510 ms total)</text:p>
      <text:p text:style-name="Standard"/>
      <text:p text:style-name="Standard">[----------] 1 test from FFT_OF_SINEWAVE_SINGLETHREADED_NON_VECTORIZED_OPTIMIZED</text:p>
      <text:p text:style-name="Standard">[ RUN <text:s text:c="5"/>] FFT_OF_SINEWAVE_SINGLETHREADED_NON_VECTORIZED_OPTIMIZED.FFT</text:p>
      <text:p text:style-name="Standard">conversion ended</text:p>
      <text:p text:style-name="Standard">[ <text:s text:c="6"/>OK ] FFT_OF_SINEWAVE_SINGLETHREADED_NON_VECTORIZED_OPTIMIZED.FFT (9591 ms)</text:p>
      <text:p text:style-name="Standard">[----------] 1 test from FFT_OF_SINEWAVE_SINGLETHREADED_NON_VECTORIZED_OPTIMIZED (9591 ms total)</text:p>
      <text:p text:style-name="Standard"/>
      <text:p text:style-name="Standard">[----------] 1 test from FFT_OF_SINEWAVE_SINGLETHREADED_VECTORIZED_OPTIMIZED</text:p>
      <text:p text:style-name="Standard">[ RUN <text:s text:c="5"/>] FFT_OF_SINEWAVE_SINGLETHREADED_VECTORIZED_OPTIMIZED.FFT</text:p>
      <text:p text:style-name="Standard"><text:soft-page-break/>conversion ended</text:p>
      <text:p text:style-name="Standard">[ <text:s text:c="6"/>OK ] FFT_OF_SINEWAVE_SINGLETHREADED_VECTORIZED_OPTIMIZED.FFT (8927 ms)</text:p>
      <text:p text:style-name="Standard">[----------] 1 test from FFT_OF_SINEWAVE_SINGLETHREADED_VECTORIZED_OPTIMIZED (8927 ms total)</text:p>
      <text:p text:style-name="Standard"/>
      <text:p text:style-name="Standard">[----------] 1 test from FFT_OF_SINEWAVE_SINGLETHREADED_VECTORIZED_ALIGNED_OPTIMIZED</text:p>
      <text:p text:style-name="Standard">[ RUN <text:s text:c="5"/>] FFT_OF_SINEWAVE_SINGLETHREADED_VECTORIZED_ALIGNED_OPTIMIZED.FFT</text:p>
      <text:p text:style-name="Standard">[ <text:s text:c="6"/>OK ] FFT_OF_SINEWAVE_SINGLETHREADED_VECTORIZED_ALIGNED_OPTIMIZED.FFT (8895 ms)</text:p>
      <text:p text:style-name="Standard">[----------] 1 test from FFT_OF_SINEWAVE_SINGLETHREADED_VECTORIZED_ALIGNED_OPTIMIZED (8895 ms total)</text:p>
      <text:p text:style-name="Standard"/>
      <text:p text:style-name="Standard">[----------] 1 test from FFT_OF_SINEWAVE_MULTITHREADED_VECTORIZED_ALIGNED_OPTIMIZED</text:p>
      <text:p text:style-name="Standard">[ RUN <text:s text:c="5"/>] FFT_OF_SINEWAVE_MULTITHREADED_VECTORIZED_ALIGNED_OPTIMIZED.FFT</text:p>
      <text:p text:style-name="Standard">1[ <text:s text:c="6"/>OK ] FFT_OF_SINEWAVE_MULTITHREADED_VECTORIZED_ALIGNED_OPTIMIZED.FFT (4935 ms)</text:p>
      <text:p text:style-name="Standard">[----------] 1 test from FFT_OF_SINEWAVE_MULTITHREADED_VECTORIZED_ALIGNED_OPTIMIZED (4936 ms total)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3T12:50:07.004003081</meta:creation-date>
    <meta:generator>LibreOffice/7.4.7.2$Linux_X86_64 LibreOffice_project/40$Build-2</meta:generator>
    <dc:date>2024-11-30T14:56:23.531292664</dc:date>
    <meta:editing-duration>PT2H18M4S</meta:editing-duration>
    <meta:editing-cycles>7</meta:editing-cycles>
    <meta:document-statistic meta:table-count="1" meta:image-count="0" meta:object-count="0" meta:page-count="2" meta:paragraph-count="42" meta:word-count="189" meta:character-count="2142" meta:non-whitespace-character-count="1949"/>
  </office:meta>
</office:document-meta>
</file>